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loext:graphic-properties draw:fill="solid" draw:fill-color="#ffffff"/>
      <style:paragraph-properties fo:margin-left="0in" fo:margin-right="0in" fo:margin-top="0in" fo:margin-bottom="0in" loext:contextual-spacing="true" fo:line-height="100%" fo:text-align="start" style:justify-single-word="false" fo:text-indent="0in" style:auto-text-indent="false" fo:background-color="#ffffff" style:vertical-align="baseline"/>
      <style:text-properties officeooo:paragraph-rsid="0019b9a6"/>
    </style:style>
    <style:style style:name="P3" style:family="paragraph" style:parent-style-name="List_20_Paragraph">
      <loext:graphic-properties draw:fill="solid" draw:fill-color="#ffffff"/>
      <style:paragraph-properties fo:margin-left="0in" fo:margin-right="0in" fo:margin-top="0in" fo:margin-bottom="0in" loext:contextual-spacing="true" fo:line-height="100%" fo:text-align="justify" style:justify-single-word="false" fo:text-indent="0in" style:auto-text-indent="false" fo:background-color="#ffffff" style:vertical-align="baseline"/>
      <style:text-properties officeooo:paragraph-rsid="0017e74b"/>
    </style:style>
    <style:style style:name="P4" style:family="paragraph" style:parent-style-name="List_20_Paragraph">
      <loext:graphic-properties draw:fill="solid" draw:fill-color="#ffffff"/>
      <style:paragraph-properties fo:margin-left="0in" fo:margin-right="0in" fo:margin-top="0in" fo:margin-bottom="0in" loext:contextual-spacing="true" fo:line-height="100%" fo:text-align="justify" style:justify-single-word="false" fo:text-indent="0in" style:auto-text-indent="false" fo:background-color="#ffffff" style:vertical-align="baseline"/>
      <style:text-properties officeooo:paragraph-rsid="0019b9a6"/>
    </style:style>
    <style:style style:name="P5" style:family="paragraph" style:parent-style-name="List_20_Paragraph" style:list-style-name="WWNum3">
      <loext:graphic-properties draw:fill="solid" draw:fill-color="#ffffff"/>
      <style:paragraph-properties fo:margin-left="0in" fo:margin-right="0in" fo:margin-top="0in" fo:margin-bottom="0in" loext:contextual-spacing="true" fo:line-height="100%" fo:text-align="justify" style:justify-single-word="false" fo:text-indent="0in" style:auto-text-indent="false" fo:background-color="#ffffff" style:vertical-align="baseline"/>
      <style:text-properties officeooo:paragraph-rsid="0017e74b"/>
    </style:style>
    <style:style style:name="P6" style:family="paragraph" style:parent-style-name="List_20_Paragraph" style:list-style-name="WWNum3">
      <loext:graphic-properties draw:fill="solid" draw:fill-color="#ffffff"/>
      <style:paragraph-properties fo:margin-left="0in" fo:margin-right="0in" fo:margin-top="0in" fo:margin-bottom="0in" loext:contextual-spacing="true" fo:line-height="100%" fo:text-align="justify" style:justify-single-word="false" fo:text-indent="0in" style:auto-text-indent="false" fo:background-color="#ffffff" style:vertical-align="baseline"/>
      <style:text-properties officeooo:paragraph-rsid="0019b9a6"/>
    </style:style>
    <style:style style:name="T1" style:family="text">
      <style:text-properties fo:color="#222222" style:font-name="inherit" style:font-name-asian="Times New Roman"/>
    </style:style>
    <style:style style:name="T2" style:family="text">
      <style:text-properties fo:color="#222222" style:font-name="inherit" officeooo:rsid="0017e74b" style:font-name-asian="Times New Roman"/>
    </style:style>
    <style:style style:name="T3" style:family="text">
      <style:text-properties fo:color="#222222" style:font-name="inherit" fo:font-style="italic" style:font-name-asian="Times New Roman" style:font-style-asian="italic" style:font-style-complex="italic"/>
    </style:style>
    <style:style style:name="T4" style:family="text">
      <style:text-properties fo:color="#222222" style:font-name="inherit" fo:font-style="italic" officeooo:rsid="001b4c8d" style:font-name-asian="Times New Roman" style:font-style-asian="italic" style:font-style-complex="italic"/>
    </style:style>
    <style:style style:name="T5" style:family="text">
      <style:text-properties officeooo:rsid="0019b9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text:span><text:span text:style-name="T1">1689) "Sebuah Surat Perihal Toleransi" (</text:span><text:span text:style-name="T3">A Letter Concerning Toleration</text:span><text:span text:style-name="T1">).</text:span></text:p>
      <text:p text:style-name="Standard"><text:tab/>Surat Mengenai Tolerasi adalah argumen empiris John Locke untuk pemisahan agama dan pemerintahan. Surat itu menegaskan bahwa hanya gereja-gereja yang memungkinkan toleransi yang harus hadir di masyarakat, karena hanya dengan itu keresahan akan dipadamkan. Meskipun Locke menulis sebagai reaksi terhadap kontrol Gereja Katolik di mana-mana, keprihatinannya tetap sahih dan argumennya layak dipelajari.</text:p>
      <text:p text:style-name="Standard"/>
      <text:list xml:id="list2779757896" text:style-name="WWNum3">
        <text:list-header>
          <text:p text:style-name="P5"><text:span text:style-name="T1">(1690) "Surat Kedua Perihal Toleransi" (</text:span><text:span text:style-name="T3">A Second Letter Concerning Toleration).</text:span></text:p>
          <text:list>
            <text:list-item>
              <text:list>
                <text:list-item>
                  <text:list>
                    <text:list-item>
                      <text:list>
                        <text:list-header>
                          <text:p text:style-name="P5"><text:span text:style-name="T3"><text:s text:c="4"/>Anda akan memaafkan saya jika saya mengambil kebebasan yang sama dengan Anda yang telah Anda lakukan dengan penulis Surat Mengenai Toleransi : untuk mempertimbangkan argumen Anda, dan berusaha untuk menunjukkan kepada Anda kesalahan mereka. Karena sejak Anda telah dengan jelas mengemukakan pertanyaan kepadanya, dan memiliki sendiri bahwa 'keparahan yang akan ia hindarkan dari orang-orang Kristen, sama sekali tidak terbuka dan tidak pantas untuk membawa orang untuk merangkul kebenaran yang harus menyelamatkan mereka', saya bukannya tanpa harapan. untuk menang dengan Anda untuk melakukan itu sendiri, yang Anda katakan adalah satu-satunya tujuan dibenarkan dari pria berbeda tentang agama, bahkan dalam penggunaan metode yang paling berat, yaitu. hati-hati dan tidak memihak untuk menimbang seluruh masalah, dan dengan demikian menghapus prasangka yang membuat Anda lebih menyukai beberapa sisa penganiayaan; berjanji pada diri sendiri bahwa seseorang yang begitu cerdik baik akan diyakinkan oleh kebenaran yang tampak sangat jelas dan jelas bagi saya, atau mengakui bahwa, apakah Anda atau saya yang berkuasa, kita harus menggunakan kekuatan yang tidak masuk akal dan tidak adil secara adil terhadap yang lain , Yang berbeda dari dia, atas alasan keinginan pemeriksaan. Dan jika kekuatan tidak boleh digunakan dalam kasus Anda atau milik saya, karena tidak masuk akal atau tidak adil, Anda akan, saya harap, berpikir layak bahwa itu harus ditiru dalam semua yang lain di mana itu akan sama-sama tidak adil dan tidak masuk akal, karena saya tidak ragu untuk tetapi buatlah itu tampak tak terhindarkan, ke mana pun Anda akan menghukum pria karena kekurangan pertimbangan; untuk cara yang benar untuk mencoba spekulasi seperti ini adalah untuk melihat bagaimana mereka akan membuktikan ketika mereka dikurangi menjadi praktik.</text:span></text:p>
                        </text:list-header>
                      </text:list>
                    </text:list-item>
                  </text:list>
                </text:list-item>
              </text:list>
            </text:list-item>
          </text:list>
        </text:list-header>
      </text:list>
      <text:p text:style-name="P3"><text:span text:style-name="T3"/></text:p>
      <text:p text:style-name="P4"><text:span text:style-name="T3">(1692) "Surat Ketiga Perihal Toleransi" (A Third Letter for Toleration)</text:span></text:p>
      <text:p text:style-name="P4"><text:span text:style-name="T3"><text:tab/></text:span>1 Januari 1691</text:p>
      <text:p text:style-name="P2">Jadi saya pikir itu tidak dapat disangkal tetapi keselamatan semua jiwa manusia lebih baik disediakan jika, di samping kewajiban yang harus dimiliki setiap orang untuk merawat jiwanya sendiri (dan yang juga harus dilakukan oleh setiap tetangga manusia) , hakim juga dipercayakan dan diwajibkan untuk melihat bahwa tidak ada orang yang mengabaikan jiwanya, daripada jika setiap orang dibiarkan sendiri dalam hal ini Yang cukup untuk menunjukkan bahwa itu adalah kepentingan sejati setiap orang bahwa perawatan jiwanya tidak boleh dibiarkan sendiri, tetapi hakim harus sejauh ini dipercayakan dengan itu karena saya berpendapat <text:span text:style-name="T5">dia.</text:span></text:p>
      <text:list xml:id="list104253171690309" text:continue-numbering="true" text:style-name="WWNum3">
        <text:list-header>
          <text:p text:style-name="P6"><text:span text:style-name="T1"/></text:p>
          <text:p text:style-name="P6"><text:span text:style-name="T1">(1689) "Dua Tulisan tentang Pemerintahan" (</text:span><text:span text:style-name="T3">Two Treatises of Governmen</text:span><text:span text:style-name="T4">)</text:span></text:p>
          <text:list>
            <text:list-item>
              <text:list>
                <text:list-item>
                  <text:list>
                    <text:list-header>
                      <text:p text:style-name="P6"><text:span text:style-name="T4"><text:s text:c="3"/>Risalah Pertama adalah kritik terhadap Patriarcha karya Robert Filmer, yang membantah mendukung hak ilahi para raja. Menurut Locke, Filmer tidak mungkin benar karena teorinya menyatakan bahwa setiap manusia dilahirkan sebagai budak dari raja yang dilahirkan secara alami. Locke menolak untuk menerima teori seperti itu karena keyakinannya pada akal dan kemampuan setiap orang untuk secara luhur mengatur dirinya sendiri sesuai dengan hukum Allah. Risalah Kedua adalah solusi yang diusulkan Locke untuk pergolakan </text:span><text:soft-page-break/><text:span text:style-name="T4">politik di Inggris dan di negara-negara modern lainnya. Teks ini meletakkan dasar untuk bentuk demokrasi modern dan untuk Konstitusi Amerika Serikat.</text:span></text:p>
                    </text:list-header>
                  </text:list>
                </text:list-item>
              </text:list>
            </text:list-item>
          </text:list>
        </text:list-header>
      </text:list>
      <text:p text:style-name="P4"><text:span text:style-name="T4"/></text:p>
      <text:p text:style-name="P4"><text:span text:style-name="T4"><text:tab/>Risalah Kedua terdiri dari kata pengantar singkat dan sembilan belas bab. Dalam bab i, Locke mendefinisikan kekuatan politik sebagai hak untuk membuat undang-undang untuk perlindungan dan regulasi properti. Dalam pandangannya, undang-undang ini hanya berfungsi karena orang-orang menerimanya dan karena itu untuk kebaikan publik. Dalam bab ii, Locke mengklaim bahwa semua manusia pada awalnya dalam keadaan alami. Seseorang di negara asal ini terikat oleh hukum-hukum alam, tetapi sebaliknya ia dapat hidup, bertindak, dan membuang harta miliknya sesuai keinginannya. Lebih penting lagi, manusia, bebas dari hukum sewenang-wenang pria lain, memiliki kewajiban untuk melindungi kepentingan satu sama lain, karena mereka semua sama-sama anak-anak Allah. Mereka juga memiliki kewajiban untuk menghukum orang-orang yang bertentangan dengan kehendak Tuhan dan berusaha untuk menyakiti orang lain dengan mengorbankan hidup, kebebasan, atau harta milikny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ListLabel_20_13" style:display-name="ListLabel 13" style:family="text">
      <style:text-properties style:font-name="inherit" fo:font-family="inherit" style:font-family-generic="roman" style:font-pitch="variable" fo:font-size="12pt"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3" style:num-suffix="" text:bullet-char="">
        <style:list-level-properties text:list-level-position-and-space-mode="label-alignment">
          <style:list-level-label-alignment text:label-followed-by="listtab" fo:text-indent="-0.25in" fo:margin-left="0.5354in"/>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0354in"/>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fo:text-indent="-0.25in" fo:margin-left="1.5354in"/>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fo:text-indent="-0.25in" fo:margin-left="2.0354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354in"/>
        </style:list-level-properties>
        <style:text-properties style:font-name="Courier New"/>
      </text:list-level-style-bullet>
      <text:list-level-style-bullet text:level="6" text:style-name="ListLabel_20_18" style:num-suffix="" text:bullet-char="">
        <style:list-level-properties text:list-level-position-and-space-mode="label-alignment">
          <style:list-level-label-alignment text:label-followed-by="listtab" fo:text-indent="-0.25in" fo:margin-left="3.0354in"/>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25in" fo:margin-left="3.5354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0354in"/>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25in" fo:margin-left="4.535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2T10:24:10.022654720</meta:creation-date>
    <dc:date>2019-03-22T10:42:51.499268382</dc:date>
    <meta:editing-duration>PT27S</meta:editing-duration>
    <meta:editing-cycles>1</meta:editing-cycles>
    <meta:document-statistic meta:table-count="0" meta:image-count="0" meta:object-count="0" meta:page-count="2" meta:paragraph-count="11" meta:word-count="674" meta:character-count="4792" meta:non-whitespace-character-count="4123"/>
    <meta:generator>LibreOffice/6.0.3.2$Linux_x86 LibreOffice_project/00m0$Build-2</meta:generator>
  </office:meta>
</office:document-meta>
</file>